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392cm" fo:margin-left="1.501cm" fo:margin-right="0.108cm" table:align="margins" style:writing-mode="lr-tb"/>
    </style:style>
    <style:style style:name="Tabelle1.A" style:family="table-column">
      <style:table-column-properties style:column-width="3.593cm" style:rel-column-width="1984*"/>
    </style:style>
    <style:style style:name="Tabelle1.B" style:family="table-column">
      <style:table-column-properties style:column-width="11.799cm" style:rel-column-width="6516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background-color="#e5e5e5" fo:padding-left="0.123cm" fo:padding-right="0.123cm" fo:padding-top="0cm" fo:padding-bottom="0cm" fo:border="none" style:writing-mode="lr-tb">
        <style:background-image/>
      </style:table-cell-properties>
    </style:style>
    <style:style style:name="Tabelle1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elle2" style:family="table">
      <style:table-properties style:width="15.002cm" fo:margin-left="1.501cm" table:align="left" style:writing-mode="lr-tb"/>
    </style:style>
    <style:style style:name="Tabelle2.A" style:family="table-column">
      <style:table-column-properties style:column-width="1cm"/>
    </style:style>
    <style:style style:name="Tabelle2.B" style:family="table-column">
      <style:table-column-properties style:column-width="2.251cm"/>
    </style:style>
    <style:style style:name="Tabelle2.C" style:family="table-column">
      <style:table-column-properties style:column-width="11.751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background-color="#e5e5e5" fo:padding-left="0.123cm" fo:padding-right="0.123cm" fo:padding-top="0cm" fo:padding-bottom="0cm" fo:border-left="none" fo:border-right="none" fo:border-top="none" fo:border-bottom="0.018cm solid #000000" style:writing-mode="lr-tb">
        <style:background-image/>
      </style:table-cell-properties>
    </style:style>
    <style:style style:name="Tabelle2.A2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e2.B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2.A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elle2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2.A8" style:family="table-cell" style:data-style-name="N0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elle3" style:family="table">
      <style:table-properties style:width="15.002cm" fo:margin-left="1.501cm" table:align="left" style:writing-mode="lr-tb"/>
    </style:style>
    <style:style style:name="Tabelle3.A" style:family="table-column">
      <style:table-column-properties style:column-width="1.819cm"/>
    </style:style>
    <style:style style:name="Tabelle3.B" style:family="table-column">
      <style:table-column-properties style:column-width="2.15cm"/>
    </style:style>
    <style:style style:name="Tabelle3.C" style:family="table-column">
      <style:table-column-properties style:column-width="11.033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background-color="#e5e5e5" fo:padding-left="0.123cm" fo:padding-right="0.123cm" fo:padding-top="0cm" fo:padding-bottom="0cm" fo:border-left="none" fo:border-right="none" fo:border-top="none" fo:border-bottom="0.018cm solid #000000" style:writing-mode="lr-tb">
        <style:background-image/>
      </style:table-cell-properties>
    </style:style>
    <style:style style:name="Tabelle3.A2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e3.B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3.A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elle3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3.A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e3.B8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">
      <style:paragraph-properties style:snap-to-layout-grid="false"/>
    </style:style>
    <style:style style:name="P5" style:family="paragraph" style:parent-style-name="Table">
      <style:paragraph-properties fo:margin-left="0cm" fo:margin-right="0cm" fo:text-indent="0cm" style:auto-text-indent="false" style:snap-to-layout-grid="false"/>
    </style:style>
    <style:style style:name="P6" style:family="paragraph" style:parent-style-name="Standardtext">
      <style:paragraph-properties fo:margin-left="0cm" fo:margin-right="0cm" fo:text-indent="0cm" style:auto-text-indent="false"/>
    </style:style>
    <style:style style:name="T1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 Target Users/Personae</text:span></text:p>
      <text:list xml:id="list39539040" text:style-name="L2">
        <text:list-item>
          <text:p text:style-name="P2">Oldie Fritz</text:p>
          <text:list>
            <text:list-item>
              <text:p text:style-name="P2">Männlich</text:p>
            </text:list-item>
            <text:list-item>
              <text:p text:style-name="P2">55 Jahre alt</text:p>
            </text:list-item>
            <text:list-item>
              <text:p text:style-name="P2">Bauarbeiter</text:p>
            </text:list-item>
            <text:list-item>
              <text:p text:style-name="P2">Verdient 6000.- im Monat</text:p>
            </text:list-item>
            <text:list-item>
              <text:p text:style-name="P2">Interessiert sich für Rockmusik: <text:line-break/>Am liebsten hört er ältere Bands wie die Status Quo oder Jethro Tull</text:p>
            </text:list-item>
          </text:list>
        </text:list-item>
        <text:list-item>
          <text:p text:style-name="P2">Disco Jenny</text:p>
          <text:list>
            <text:list-item>
              <text:p text:style-name="P2">Weiblich</text:p>
            </text:list-item>
            <text:list-item>
              <text:p text:style-name="P2">20 Jahre alt</text:p>
            </text:list-item>
            <text:list-item>
              <text:p text:style-name="P2">Kauffrau</text:p>
            </text:list-item>
            <text:list-item>
              <text:p text:style-name="P2">Verdient 4000.- im Monat</text:p>
            </text:list-item>
            <text:list-item>
              <text:p text:style-name="P2">Interessiert sich für elektronische Musik:<text:line-break/>Am liebsten hört sie House Musik</text:p>
            </text:list-item>
          </text:list>
        </text:list-item>
        <text:list-item>
          <text:p text:style-name="P2">Hilton Charlotte</text:p>
          <text:list>
            <text:list-item>
              <text:p text:style-name="P2">Weiblich</text:p>
            </text:list-item>
            <text:list-item>
              <text:p text:style-name="P2">40 Jahre alt</text:p>
            </text:list-item>
            <text:list-item>
              <text:p text:style-name="P2">Produktmanagerin</text:p>
            </text:list-item>
            <text:list-item>
              <text:p text:style-name="P2">Verdient 12000.- im Monat</text:p>
            </text:list-item>
            <text:list-item>
              <text:p text:style-name="P2">Interessiert sich für klassische Musik:<text:line-break/>Am liebsten hört sie Beethoven</text:p>
            </text:list-item>
          </text:list>
        </text:list-item>
        <text:list-item>
          <text:p text:style-name="P2">Metal Max</text:p>
          <text:list>
            <text:list-item>
              <text:p text:style-name="P2">Männlich </text:p>
            </text:list-item>
            <text:list-item>
              <text:p text:style-name="P2">25 Jahre alt</text:p>
            </text:list-item>
          </text:list>
          <text:list>
            <text:list-item>
              <text:p text:style-name="P2">Elektroniker</text:p>
            </text:list-item>
            <text:list-item>
              <text:p text:style-name="P2">Verdient 5000.- im Monat</text:p>
            </text:list-item>
            <text:list-item>
              <text:p text:style-name="P2">Interessiert sich für Rock- und Metal-Musik:<text:line-break/>Am liebsten hört er Thrash Metal, er mag aber auch gerne Mal ältere Bands wie zum Beispiel Black Sabbath, ACDC oder eine von Oldie Fritz's Lieblingsbands</text:p>
              <text:p text:style-name="P2"/>
            </text:list-item>
          </text:list>
        </text:list-item>
      </text:list>
      <text:p text:style-name="P1">2. Detailed Use Case: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4">Nr. und Name:</text:p>
          </table:table-cell>
          <table:table-cell table:style-name="Tabelle1.B1" office:value-type="string">
            <text:p text:style-name="P4">#1 CD-Informationen anzeigen</text:p>
          </table:table-cell>
        </table:table-row>
        <table:table-row table:style-name="Tabelle1.1">
          <table:table-cell table:style-name="Tabelle1.A1" office:value-type="string">
            <text:p text:style-name="P4">Szenario:</text:p>
          </table:table-cell>
          <table:table-cell table:style-name="Tabelle1.B1" office:value-type="string">
            <text:p text:style-name="P4">Benutzer braucht Informationen zu einer CD im CD Shop</text:p>
          </table:table-cell>
        </table:table-row>
        <table:table-row table:style-name="Tabelle1.1">
          <table:table-cell table:style-name="Tabelle1.A1" office:value-type="string">
            <text:p text:style-name="P4">Kurzbeschreibung:</text:p>
          </table:table-cell>
          <table:table-cell table:style-name="Tabelle1.B1" office:value-type="string">
            <text:p text:style-name="P4">Benutzer findet seine CD mit den gewünschten Informationen im CD Shop</text:p>
          </table:table-cell>
        </table:table-row>
        <table:table-row table:style-name="Tabelle1.1">
          <table:table-cell table:style-name="Tabelle1.A1" office:value-type="string">
            <text:p text:style-name="P4">Beteiligt Akteure:</text:p>
          </table:table-cell>
          <table:table-cell table:style-name="Tabelle1.B1" office:value-type="string">
            <text:p text:style-name="P4">Benutzer</text:p>
          </table:table-cell>
        </table:table-row>
        <table:table-row table:style-name="Tabelle1.1">
          <table:table-cell table:style-name="Tabelle1.A1" office:value-type="string">
            <text:p text:style-name="P4">Auslöser / <text:line-break/>Vorbe­dingung:</text:p>
          </table:table-cell>
          <table:table-cell table:style-name="Tabelle1.B1" office:value-type="string">
            <text:p text:style-name="P4">Benutzer hat ein Lied im Radio gehört, er kennt den Titel und den Interpreten des Liedes, weiss aber nicht auf welchem Album sich der Titel befindet.</text:p>
          </table:table-cell>
        </table:table-row>
        <table:table-row table:style-name="Tabelle1.1">
          <table:table-cell table:style-name="Tabelle1.A1" office:value-type="string">
            <text:p text:style-name="P4">Ergebnisse / <text:line-break/>Nach­bedingung:</text:p>
          </table:table-cell>
          <table:table-cell table:style-name="Tabelle1.B1" office:value-type="string">
            <text:p text:style-name="P4">Benutzer findet raus, auf welchem Album sich der Titel befindet und kann sich bei Bedarf die CD bestellen.</text:p>
          </table:table-cell>
        </table:table-row>
      </table:table>
      <text:p text:style-name="Nebentitel_20_5">Ablauf: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4">Nr.</text:p>
          </table:table-cell>
          <table:table-cell table:style-name="Tabelle2.A1" office:value-type="string">
            <text:p text:style-name="P4">Wer</text:p>
          </table:table-cell>
          <table:table-cell table:style-name="Tabelle2.A1" office:value-type="string">
            <text:p text:style-name="P4">Was</text:p>
          </table:table-cell>
        </table:table-row>
        <table:table-row table:style-name="Tabelle2.1">
          <table:table-cell table:style-name="Tabelle2.A2" office:value-type="string">
            <text:p text:style-name="P4">1.0</text:p>
          </table:table-cell>
          <table:table-cell table:style-name="Tabelle2.B2" office:value-type="string">
            <text:p text:style-name="P4">Benutzer</text:p>
          </table:table-cell>
          <table:table-cell table:style-name="Tabelle2.B2" office:value-type="string">
            <text:p text:style-name="P4">Starten des Webbrowsers</text:p>
          </table:table-cell>
        </table:table-row>
        <text:soft-page-break/>
        <table:table-row table:style-name="Tabelle2.1">
          <table:table-cell table:style-name="Tabelle2.A3" office:value-type="string">
            <text:p text:style-name="P4">1.1</text:p>
          </table:table-cell>
          <table:table-cell table:style-name="Tabelle2.B3" office:value-type="string">
            <text:p text:style-name="P4">Benutzer</text:p>
          </table:table-cell>
          <table:table-cell table:style-name="Tabelle2.B3" office:value-type="string">
            <text:p text:style-name="P4">Eingabe der URL des CD Shops</text:p>
          </table:table-cell>
        </table:table-row>
        <table:table-row table:style-name="Tabelle2.1">
          <table:table-cell table:style-name="Tabelle2.A3" office:value-type="string">
            <text:p text:style-name="P4">1.2</text:p>
          </table:table-cell>
          <table:table-cell table:style-name="Tabelle2.B3" office:value-type="string">
            <text:p text:style-name="P4">System</text:p>
          </table:table-cell>
          <table:table-cell table:style-name="Tabelle2.B3" office:value-type="string">
            <text:p text:style-name="P4">Lädt die Einstiegsseite des CD Shops</text:p>
          </table:table-cell>
        </table:table-row>
        <table:table-row table:style-name="Tabelle2.1">
          <table:table-cell table:style-name="Tabelle2.A3" office:value-type="string">
            <text:p text:style-name="P4">1.3</text:p>
          </table:table-cell>
          <table:table-cell table:style-name="Tabelle2.B3" office:value-type="string">
            <text:p text:style-name="P4">Benutzer</text:p>
          </table:table-cell>
          <table:table-cell table:style-name="Tabelle2.B3" office:value-type="string">
            <text:p text:style-name="P4">Wählt den Menüpunkt „Stöbern“</text:p>
          </table:table-cell>
        </table:table-row>
        <table:table-row table:style-name="Tabelle2.1">
          <table:table-cell table:style-name="Tabelle2.A3" office:value-type="string">
            <text:p text:style-name="P4">1.4</text:p>
          </table:table-cell>
          <table:table-cell table:style-name="Tabelle2.B3" office:value-type="string">
            <text:p text:style-name="P4">System</text:p>
          </table:table-cell>
          <table:table-cell table:style-name="Tabelle2.B3" office:value-type="string">
            <text:p text:style-name="P4">Zeigt einen Filter an und eine Liste wo die CDs, die den Kriterien entsprechen, dargestellt werden.</text:p>
          </table:table-cell>
        </table:table-row>
        <table:table-row table:style-name="Tabelle2.1">
          <table:table-cell table:style-name="Tabelle2.A3" office:value-type="string">
            <text:p text:style-name="P4">1.5</text:p>
          </table:table-cell>
          <table:table-cell table:style-name="Tabelle2.B3" office:value-type="string">
            <text:p text:style-name="P4">Benutzer</text:p>
          </table:table-cell>
          <table:table-cell table:style-name="Tabelle2.B3" office:value-type="string">
            <text:p text:style-name="P4">Wählt die Filterkriterien Genre und Interpret, gibt einen Text in das Feld Titel ein und drückt auf „Anwenden“</text:p>
          </table:table-cell>
        </table:table-row>
        <table:table-row table:style-name="Tabelle2.1">
          <table:table-cell table:style-name="Tabelle2.A8" office:value-type="float" office:value="1.6">
            <text:p text:style-name="P4">1.6</text:p>
          </table:table-cell>
          <table:table-cell table:style-name="Tabelle2.B3" office:value-type="string">
            <text:p text:style-name="P4">System</text:p>
          </table:table-cell>
          <table:table-cell table:style-name="Tabelle2.B3" office:value-type="string">
            <text:p text:style-name="P4">Zeigt eine Liste der gefundenen CDs an</text:p>
          </table:table-cell>
        </table:table-row>
        <table:table-row table:style-name="Tabelle2.1">
          <table:table-cell table:style-name="Tabelle2.A3" office:value-type="string">
            <text:p text:style-name="P4">1.7</text:p>
          </table:table-cell>
          <table:table-cell table:style-name="Tabelle2.B3" office:value-type="string">
            <text:p text:style-name="P4">System</text:p>
          </table:table-cell>
          <table:table-cell table:style-name="Tabelle2.B3" office:value-type="string">
            <text:p text:style-name="P4">Ausnahme: Titel kann anhand der Eingabe nicht bestummen werden</text:p>
          </table:table-cell>
        </table:table-row>
        <table:table-row table:style-name="Tabelle2.1">
          <table:table-cell table:style-name="Tabelle2.A3" office:value-type="string">
            <text:p text:style-name="P4">1.8</text:p>
          </table:table-cell>
          <table:table-cell table:style-name="Tabelle2.B3" office:value-type="string">
            <text:p text:style-name="P4">Benutzer</text:p>
          </table:table-cell>
          <table:table-cell table:style-name="Tabelle2.B3" office:value-type="string">
            <text:p text:style-name="P4">Schaut sich die Details der CDs in der Liste an und findet das Album</text:p>
          </table:table-cell>
        </table:table-row>
        <table:table-row table:style-name="Tabelle2.1">
          <table:table-cell table:style-name="Tabelle2.A3" office:value-type="string">
            <text:p text:style-name="P4"/>
          </table:table-cell>
          <table:table-cell table:style-name="Tabelle2.B3" office:value-type="string">
            <text:p text:style-name="P4"/>
          </table:table-cell>
          <table:table-cell table:style-name="Tabelle2.B3" office:value-type="string">
            <text:p text:style-name="P4"/>
          </table:table-cell>
        </table:table-row>
      </table:table>
      <text:p text:style-name="Nebentitel_20_5">Ausnahmen, Varianten: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">Nr.</text:p>
          </table:table-cell>
          <table:table-cell table:style-name="Tabelle3.A1" office:value-type="string">
            <text:p text:style-name="P4">Wer</text:p>
          </table:table-cell>
          <table:table-cell table:style-name="Tabelle3.A1" office:value-type="string">
            <text:p text:style-name="P4">Was</text:p>
          </table:table-cell>
        </table:table-row>
        <table:table-row table:style-name="Tabelle3.1">
          <table:table-cell table:style-name="Tabelle3.A2" office:value-type="string">
            <text:p text:style-name="P4">1.7 #1</text:p>
          </table:table-cell>
          <table:table-cell table:style-name="Tabelle3.B2" office:value-type="string">
            <text:p text:style-name="P4">System</text:p>
          </table:table-cell>
          <table:table-cell table:style-name="Tabelle3.B2" office:value-type="string">
            <text:p text:style-name="P5">Gibt „Keine CDs gefunden, überprüfen sie die Eingabe des Titels und versuchen sie es erneut“ aus</text:p>
          </table:table-cell>
        </table:table-row>
        <table:table-row table:style-name="Tabelle3.1">
          <table:table-cell table:style-name="Tabelle3.A3" office:value-type="string">
            <text:p text:style-name="P4">1.7 #2</text:p>
          </table:table-cell>
          <table:table-cell table:style-name="Tabelle3.B3" office:value-type="string">
            <text:p text:style-name="P4">Benutzer</text:p>
          </table:table-cell>
          <table:table-cell table:style-name="Tabelle3.B3" office:value-type="string">
            <text:p text:style-name="P4">Wiederholt die Suchanfrage oder beendet die Suche</text:p>
          </table:table-cell>
        </table:table-row>
        <table:table-row table:style-name="Tabelle3.1">
          <table:table-cell table:style-name="Tabelle3.A3" office:value-type="string">
            <text:p text:style-name="P4"/>
          </table:table-cell>
          <table:table-cell table:style-name="Tabelle3.B3" office:value-type="string">
            <text:p text:style-name="P4"/>
          </table:table-cell>
          <table:table-cell table:style-name="Tabelle3.B3" office:value-type="string">
            <text:p text:style-name="P4"/>
          </table:table-cell>
        </table:table-row>
        <table:table-row table:style-name="Tabelle3.1">
          <table:table-cell table:style-name="Tabelle3.A3" office:value-type="string">
            <text:p text:style-name="P4"/>
          </table:table-cell>
          <table:table-cell table:style-name="Tabelle3.B3" office:value-type="string">
            <text:p text:style-name="P4"/>
          </table:table-cell>
          <table:table-cell table:style-name="Tabelle3.B3" office:value-type="string">
            <text:p text:style-name="P4"/>
          </table:table-cell>
        </table:table-row>
        <table:table-row table:style-name="Tabelle3.1">
          <table:table-cell table:style-name="Tabelle3.A3" office:value-type="string">
            <text:p text:style-name="P4"/>
          </table:table-cell>
          <table:table-cell table:style-name="Tabelle3.B3" office:value-type="string">
            <text:p text:style-name="P4"/>
          </table:table-cell>
          <table:table-cell table:style-name="Tabelle3.B3" office:value-type="string">
            <text:p text:style-name="P4"/>
          </table:table-cell>
        </table:table-row>
        <table:table-row table:style-name="Tabelle3.1">
          <table:table-cell table:style-name="Tabelle3.A3" office:value-type="string">
            <text:p text:style-name="P4"/>
          </table:table-cell>
          <table:table-cell table:style-name="Tabelle3.B3" office:value-type="string">
            <text:p text:style-name="P4"/>
          </table:table-cell>
          <table:table-cell table:style-name="Tabelle3.B3" office:value-type="string">
            <text:p text:style-name="P4"/>
          </table:table-cell>
        </table:table-row>
        <table:table-row table:style-name="Tabelle3.1">
          <table:table-cell table:style-name="Tabelle3.A8" office:value-type="string">
            <text:p text:style-name="P4"/>
          </table:table-cell>
          <table:table-cell table:style-name="Tabelle3.B8" office:value-type="string">
            <text:p text:style-name="P4"/>
          </table:table-cell>
          <table:table-cell table:style-name="Tabelle3.B8" office:value-type="string">
            <text:p text:style-name="P4"/>
          </table:table-cell>
        </table:table-row>
        <table:table-row table:style-name="Tabelle3.1">
          <table:table-cell table:style-name="Tabelle3.A3" office:value-type="string">
            <text:p text:style-name="P4"/>
          </table:table-cell>
          <table:table-cell table:style-name="Tabelle3.B3" office:value-type="string">
            <text:p text:style-name="P4"/>
          </table:table-cell>
          <table:table-cell table:style-name="Tabelle3.B3" office:value-type="string">
            <text:p text:style-name="P4"/>
          </table:table-cell>
        </table:table-row>
      </table:table>
      <text:p text:style-name="P6"/>
      <text:p text:style-name="Standard"/>
      <text:p text:style-name="P1">3. Requirements:</text:p>
      <text:list xml:id="list40593363" text:continue-numbering="true" text:style-name="L2">
        <text:list-item>
          <text:p text:style-name="P2">Ein möglichst neutrales, optisch ansprechendes Design <text:s/>(Keine Musikrichtung fixieren)</text:p>
        </text:list-item>
        <text:list-item>
          <text:p text:style-name="P2">Performante Aufbereitung und Darstellung des Inhalts (Geduld haben wenige)</text:p>
        </text:list-item>
        <text:list-item>
          <text:p text:style-name="P2">Gute Filter- und Sortiermöglichkeiten (Schnell und einfach zum Ziel)</text:p>
        </text:list-item>
        <text:list-item>
          <text:p text:style-name="P2">Eine einfache Bestellabwicklung (Nur zwingend benötigte Daten erheben)</text:p>
        </text:list-item>
        <text:list-item>
          <text:p text:style-name="P2">Feedbackformular/Kontaktaufnahme</text:p>
        </text:list-item>
        <text:list-item>
          <text:p text:style-name="P2">Seite einfach erweiterbar/anpassbar (Um auf Feedbacks reagieren zu könne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andardtext" style:family="paragraph" style:parent-style-name="Standard">
      <style:paragraph-properties fo:margin-left="1.6cm" fo:margin-right="0cm" fo:margin-top="0.106cm" fo:margin-bottom="0.106cm" fo:text-align="justify" style:justify-single-word="false" fo:text-indent="0cm" style:auto-text-indent="false"/>
    </style:style>
    <style:style style:name="Table" style:family="paragraph" style:parent-style-name="Standardtext" style:class="extra">
      <style:paragraph-properties fo:margin-left="0.011cm" fo:margin-right="0cm" fo:margin-top="0.071cm" fo:margin-bottom="0.071cm" fo:text-align="start" style:justify-single-word="false" fo:text-indent="-0.011cm" style:auto-text-indent="false"/>
    </style:style>
    <style:style style:name="Nebentitel_20_5" style:display-name="Nebentitel 5" style:family="paragraph" style:parent-style-name="Standardtext" style:next-style-name="Standardtext">
      <style:paragraph-properties fo:margin-top="0.282cm" fo:margin-bottom="0.106cm"/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Berger</meta:initial-creator>
    <meta:creation-date>2013-09-27T11:10:55.01</meta:creation-date>
    <dc:date>2013-10-01T20:45:43.58</dc:date>
    <dc:creator>Stefan Berger</dc:creator>
    <meta:editing-duration>PT1H14M43S</meta:editing-duration>
    <meta:editing-cycles>17</meta:editing-cycles>
    <meta:generator>OpenOffice.org/3.3$Win32 OpenOffice.org_project/330m20$Build-9567</meta:generator>
    <meta:document-statistic meta:table-count="3" meta:image-count="0" meta:object-count="0" meta:page-count="2" meta:paragraph-count="86" meta:word-count="420" meta:character-count="2538"/>
  </office:meta>
</office:document-meta>
</file>